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1.752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0002049" calcext:value-type="float">
            <text:p>4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230.7152" calcext:value-type="float">
            <text:p>5230.7152</text:p>
          </table:table-cell>
          <table:table-cell table:style-name="Default"/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58466.99" calcext:value-type="float">
            <text:p>358466.99</text:p>
          </table:table-cell>
          <table:table-cell office:value-type="float" office:value="75321" calcext:value-type="float">
            <text:p>75321</text:p>
          </table:table-cell>
          <table:table-cell office:value-type="float" office:value="40002065" calcext:value-type="float">
            <text:p>40002065</text:p>
          </table:table-cell>
          <table:table-cell office:value-type="float" office:value="45668908" calcext:value-type="float">
            <text:p>45668908</text:p>
          </table:table-cell>
          <table:table-cell office:value-type="float" office:value="316" calcext:value-type="float">
            <text:p>31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39.6136" calcext:value-type="float">
            <text:p>139.6136</text:p>
          </table:table-cell>
          <table:table-cell office:value-type="float" office:value="3189.5656" calcext:value-type="float">
            <text:p>3189.56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230.908" calcext:value-type="float">
            <text:p>5230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084.1754" calcext:value-type="float">
            <text:p>3084.1754</text:p>
          </table:table-cell>
          <table:table-cell table:formula="of:=[.J$2]/[.J3]" office:value-type="float" office:value="1.69598499488713" calcext:value-type="float">
            <text:p>1.70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97" calcext:value-type="float">
            <text:p>1629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07954.62" calcext:value-type="float">
            <text:p>607954.62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835562" calcext:value-type="float">
            <text:p>2283556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0.4063" calcext:value-type="float">
            <text:p>80.4063</text:p>
          </table:table-cell>
          <table:table-cell office:value-type="float" office:value="1729.6311" calcext:value-type="float">
            <text:p>1729.6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3.3563" calcext:value-type="float">
            <text:p>2403.3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809" calcext:value-type="float">
            <text:p>86.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39" calcext:value-type="float">
            <text:p>4.5339</text:p>
          </table:table-cell>
          <table:table-cell office:value-type="float" office:value="0.5229" calcext:value-type="float">
            <text:p>0.5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4.2773" calcext:value-type="float">
            <text:p>3084.277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97.2913" calcext:value-type="float">
            <text:p>1397.2913</text:p>
          </table:table-cell>
          <table:table-cell table:formula="of:=[.J$2]/[.J4]" office:value-type="float" office:value="3.74346795117095" calcext:value-type="float">
            <text:p>3.7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5" calcext:value-type="float">
            <text:p>957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41909.69" calcext:value-type="float">
            <text:p>1341909.69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18889" calcext:value-type="float">
            <text:p>11418889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9.3252" calcext:value-type="float">
            <text:p>49.3252</text:p>
          </table:table-cell>
          <table:table-cell office:value-type="float" office:value="723.2976" calcext:value-type="float">
            <text:p>723.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.9142" calcext:value-type="float">
            <text:p>1046.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171" calcext:value-type="float">
            <text:p>77.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85" calcext:value-type="float">
            <text:p>4.1785</text:p>
          </table:table-cell>
          <table:table-cell office:value-type="float" office:value="1.0489" calcext:value-type="float">
            <text:p>1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.3375" calcext:value-type="float">
            <text:p>1397.337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48.3353" calcext:value-type="float">
            <text:p>648.3353</text:p>
          </table:table-cell>
          <table:table-cell table:formula="of:=[.J$2]/[.J5]" office:value-type="float" office:value="8.06791670914726" calcext:value-type="float">
            <text:p>8.0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2" calcext:value-type="float">
            <text:p>608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92081.89" calcext:value-type="float">
            <text:p>2892081.89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10553" calcext:value-type="float">
            <text:p>5710553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7.447" calcext:value-type="float">
            <text:p>37.447</text:p>
          </table:table-cell>
          <table:table-cell office:value-type="float" office:value="305.6856" calcext:value-type="float">
            <text:p>305.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5355" calcext:value-type="float">
            <text:p>465.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652" calcext:value-type="float">
            <text:p>62.3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82" calcext:value-type="float">
            <text:p>3.1882</text:p>
          </table:table-cell>
          <table:table-cell office:value-type="float" office:value="0.7829" calcext:value-type="float">
            <text:p>0.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.3567" calcext:value-type="float">
            <text:p>648.356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15.6538" calcext:value-type="float">
            <text:p>315.6538</text:p>
          </table:table-cell>
          <table:table-cell table:formula="of:=[.J$2]/[.J6]" office:value-type="float" office:value="16.5710509425199" calcext:value-type="float">
            <text:p>16.5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940175.03" calcext:value-type="float">
            <text:p>5940175.03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856384" calcext:value-type="float">
            <text:p>285638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135.2385" calcext:value-type="float">
            <text:p>135.2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3353" calcext:value-type="float">
            <text:p>217.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704" calcext:value-type="float">
            <text:p>47.4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67" calcext:value-type="float">
            <text:p>2.6967</text:p>
          </table:table-cell>
          <table:table-cell office:value-type="float" office:value="0.6965" calcext:value-type="float">
            <text:p>0.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642" calcext:value-type="float">
            <text:p>315.664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6484" calcext:value-type="float">
            <text:p>157.6484</text:p>
          </table:table-cell>
          <table:table-cell table:formula="of:=[.J$2]/[.J7]" office:value-type="float" office:value="33.1796275763027" calcext:value-type="float">
            <text:p>33.1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93797.51" calcext:value-type="float">
            <text:p>11893797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2748" calcext:value-type="float">
            <text:p>7.2748</text:p>
          </table:table-cell>
          <table:table-cell office:value-type="float" office:value="55.9149" calcext:value-type="float">
            <text:p>55.9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446" calcext:value-type="float">
            <text:p>96.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54" calcext:value-type="float">
            <text:p>43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1" calcext:value-type="float">
            <text:p>2.4441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6537" calcext:value-type="float">
            <text:p>157.653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3269" calcext:value-type="float">
            <text:p>77.3269</text:p>
          </table:table-cell>
          <table:table-cell table:formula="of:=[.J$2]/[.J8]" office:value-type="float" office:value="67.6441859171905" calcext:value-type="float">
            <text:p>67.6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248201.26" calcext:value-type="float">
            <text:p>24248201.26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731344" calcext:value-type="float">
            <text:p>73134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9031" calcext:value-type="float">
            <text:p>4.9031</text:p>
          </table:table-cell>
          <table:table-cell office:value-type="float" office:value="24.051" calcext:value-type="float">
            <text:p>24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797" calcext:value-type="float">
            <text:p>44.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38" calcext:value-type="float">
            <text:p>28.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3" calcext:value-type="float">
            <text:p>2.2393</text:p>
          </table:table-cell>
          <table:table-cell office:value-type="float" office:value="1.3897" calcext:value-type="float">
            <text:p>1.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.8124" calcext:value-type="float">
            <text:p>40.8124</text:p>
          </table:table-cell>
          <table:table-cell table:formula="of:=[.J$2]/[.J9]" office:value-type="float" office:value="128.164851858749" calcext:value-type="float">
            <text:p>128.1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5942821.04" calcext:value-type="float">
            <text:p>45942821.04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366780" calcext:value-type="float">
            <text:p>3667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2475" calcext:value-type="float">
            <text:p>3.2475</text:p>
          </table:table-cell>
          <table:table-cell office:value-type="float" office:value="10.1313" calcext:value-type="float">
            <text:p>10.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633" calcext:value-type="float">
            <text:p>20.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238" calcext:value-type="float">
            <text:p>18.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7" calcext:value-type="float">
            <text:p>2.1857</text:p>
          </table:table-cell>
          <table:table-cell office:value-type="float" office:value="1.6473" calcext:value-type="float">
            <text:p>1.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14" calcext:value-type="float">
            <text:p>40.81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3.5526" calcext:value-type="float">
            <text:p>23.5526</text:p>
          </table:table-cell>
          <table:table-cell table:formula="of:=[.J$2]/[.J10]" office:value-type="float" office:value="222.086529724956" calcext:value-type="float">
            <text:p>222.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79610526.98" calcext:value-type="float">
            <text:p>79610526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184498" calcext:value-type="float">
            <text:p>18449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5703" calcext:value-type="float">
            <text:p>20.5703</text:p>
          </table:table-cell>
          <table:table-cell office:value-type="float" office:value="4.3721" calcext:value-type="float">
            <text:p>4.3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881" calcext:value-type="float">
            <text:p>10.0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29" calcext:value-type="float">
            <text:p>14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7" calcext:value-type="float">
            <text:p>2.3177</text:p>
          </table:table-cell>
          <table:table-cell office:value-type="float" office:value="1.6806" calcext:value-type="float">
            <text:p>1.6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537" calcext:value-type="float">
            <text:p>23.553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.1153" calcext:value-type="float">
            <text:p>18.1153</text:p>
          </table:table-cell>
          <table:table-cell table:formula="of:=[.J$2]/[.J11]" office:value-type="float" office:value="288.74571218804" calcext:value-type="float">
            <text:p>288.7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506011.23" calcext:value-type="float">
            <text:p>103506011.23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93357" calcext:value-type="float">
            <text:p>9335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6952" calcext:value-type="float">
            <text:p>7.6952</text:p>
          </table:table-cell>
          <table:table-cell office:value-type="float" office:value="1.8598" calcext:value-type="float">
            <text:p>1.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12" calcext:value-type="float">
            <text:p>5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3" calcext:value-type="float">
            <text:p>13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85" calcext:value-type="float">
            <text:p>2.8085</text:p>
          </table:table-cell>
          <table:table-cell office:value-type="float" office:value="1.7437" calcext:value-type="float">
            <text:p>1.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164" calcext:value-type="float">
            <text:p>18.116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.3677" calcext:value-type="float">
            <text:p>16.3677</text:p>
          </table:table-cell>
          <table:table-cell table:formula="of:=[.J$2]/[.J12]" office:value-type="float" office:value="319.575456539404" calcext:value-type="float">
            <text:p>319.5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4557041.14" calcext:value-type="float">
            <text:p>114557041.14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47787" calcext:value-type="float">
            <text:p>4778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7932" calcext:value-type="float">
            <text:p>4.7932</text:p>
          </table:table-cell>
          <table:table-cell office:value-type="float" office:value="1.2046" calcext:value-type="float">
            <text:p>1.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735" calcext:value-type="float">
            <text:p>3.7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65" calcext:value-type="float">
            <text:p>13.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46" calcext:value-type="float">
            <text:p>5.5646</text:p>
          </table:table-cell>
          <table:table-cell office:value-type="float" office:value="2.1928" calcext:value-type="float">
            <text:p>2.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684" calcext:value-type="float">
            <text:p>16.368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224.0075" calcext:value-type="float">
            <text:p>3224.0075</text:p>
          </table:table-cell>
          <table:table-cell table:formula="of:=[.J$2]/[.J13]" office:value-type="float" office:value="1.62242649869766" calcext:value-type="float">
            <text:p>1.6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81586.34" calcext:value-type="float">
            <text:p>581586.34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22909929" calcext:value-type="float">
            <text:p>2290992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3.3552" calcext:value-type="float">
            <text:p>73.3552</text:p>
          </table:table-cell>
          <table:table-cell office:value-type="float" office:value="1738.7305" calcext:value-type="float">
            <text:p>1738.7305</text:p>
          </table:table-cell>
          <table:table-cell office:value-type="float" office:value="0.6358" calcext:value-type="float">
            <text:p>0.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1.4774" calcext:value-type="float">
            <text:p>2431.4774</text:p>
          </table:table-cell>
          <table:table-cell office:value-type="float" office:value="0.8196" calcext:value-type="float">
            <text:p>0.8196</text:p>
          </table:table-cell>
          <table:table-cell office:value-type="float" office:value="0" calcext:value-type="float">
            <text:p>0</text:p>
          </table:table-cell>
          <table:table-cell office:value-type="float" office:value="84.1648" calcext:value-type="float">
            <text:p>84.1648</text:p>
          </table:table-cell>
          <table:table-cell office:value-type="float" office:value="202.1818" calcext:value-type="float">
            <text:p>202.1818</text:p>
          </table:table-cell>
          <table:table-cell office:value-type="float" office:value="0" calcext:value-type="float">
            <text:p>0</text:p>
          </table:table-cell>
          <table:table-cell office:value-type="float" office:value="31.7531" calcext:value-type="float">
            <text:p>31.7531</text:p>
          </table:table-cell>
          <table:table-cell office:value-type="float" office:value="0.4888" calcext:value-type="float">
            <text:p>0.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4.1139" calcext:value-type="float">
            <text:p>3224.113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57.2022" calcext:value-type="float">
            <text:p>1457.2022</text:p>
          </table:table-cell>
          <table:table-cell table:formula="of:=[.J$2]/[.J14]" office:value-type="float" office:value="3.58956032320017" calcext:value-type="float">
            <text:p>3.5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4" calcext:value-type="float">
            <text:p>1600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86738.85" calcext:value-type="float">
            <text:p>1286738.85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11493256" calcext:value-type="float">
            <text:p>114932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3919" calcext:value-type="float">
            <text:p>38.3919</text:p>
          </table:table-cell>
          <table:table-cell office:value-type="float" office:value="729.2167" calcext:value-type="float">
            <text:p>729.2167</text:p>
          </table:table-cell>
          <table:table-cell office:value-type="float" office:value="1.2174" calcext:value-type="float">
            <text:p>1.2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.374" calcext:value-type="float">
            <text:p>1059.37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" calcext:value-type="float">
            <text:p>0</text:p>
          </table:table-cell>
          <table:table-cell office:value-type="float" office:value="76.9391" calcext:value-type="float">
            <text:p>76.9391</text:p>
          </table:table-cell>
          <table:table-cell office:value-type="float" office:value="96.6668" calcext:value-type="float">
            <text:p>96.6668</text:p>
          </table:table-cell>
          <table:table-cell office:value-type="float" office:value="0" calcext:value-type="float">
            <text:p>0</text:p>
          </table:table-cell>
          <table:table-cell office:value-type="float" office:value="18.0344" calcext:value-type="float">
            <text:p>18.0344</text:p>
          </table:table-cell>
          <table:table-cell office:value-type="float" office:value="1.0376" calcext:value-type="float">
            <text:p>1.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.2503" calcext:value-type="float">
            <text:p>1457.2503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9.5455" calcext:value-type="float">
            <text:p>679.5455</text:p>
          </table:table-cell>
          <table:table-cell table:formula="of:=[.J$2]/[.J15]" office:value-type="float" office:value="7.69737302358709" calcext:value-type="float">
            <text:p>7.70</text:p>
          </table:table-cell>
          <table:table-cell office:value-type="float" office:value="1875038722" calcext:value-type="float">
            <text:p>1875038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008" calcext:value-type="float">
            <text:p>3200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9253.92" calcext:value-type="float">
            <text:p>2759253.92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5784919" calcext:value-type="float">
            <text:p>5784919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2.9354" calcext:value-type="float">
            <text:p>32.9354</text:p>
          </table:table-cell>
          <table:table-cell office:value-type="float" office:value="309.4247" calcext:value-type="float">
            <text:p>309.4247</text:p>
          </table:table-cell>
          <table:table-cell office:value-type="float" office:value="1.1047" calcext:value-type="float">
            <text:p>1.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5823" calcext:value-type="float">
            <text:p>472.5823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64.7427" calcext:value-type="float">
            <text:p>64.7427</text:p>
          </table:table-cell>
          <table:table-cell office:value-type="float" office:value="47.5199" calcext:value-type="float">
            <text:p>47.5199</text:p>
          </table:table-cell>
          <table:table-cell office:value-type="float" office:value="0" calcext:value-type="float">
            <text:p>0</text:p>
          </table:table-cell>
          <table:table-cell office:value-type="float" office:value="12.1726" calcext:value-type="float">
            <text:p>12.1726</text:p>
          </table:table-cell>
          <table:table-cell office:value-type="float" office:value="0.8199" calcext:value-type="float">
            <text:p>0.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.568" calcext:value-type="float">
            <text:p>679.56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2.9358" calcext:value-type="float">
            <text:p>332.9358</text:p>
          </table:table-cell>
          <table:table-cell table:formula="of:=[.J$2]/[.J16]" office:value-type="float" office:value="15.7108823983483" calcext:value-type="float">
            <text:p>15.71</text:p>
          </table:table-cell>
          <table:table-cell office:value-type="float" office:value="1875038749" calcext:value-type="float">
            <text:p>18750387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016" calcext:value-type="float">
            <text:p>6401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31832.04" calcext:value-type="float">
            <text:p>5631832.04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2930751" calcext:value-type="float">
            <text:p>293075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1.5275" calcext:value-type="float">
            <text:p>11.5275</text:p>
          </table:table-cell>
          <table:table-cell office:value-type="float" office:value="137.0836" calcext:value-type="float">
            <text:p>137.0836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3797" calcext:value-type="float">
            <text:p>221.379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50.1583" calcext:value-type="float">
            <text:p>50.1583</text:p>
          </table:table-cell>
          <table:table-cell office:value-type="float" office:value="24.6443" calcext:value-type="float">
            <text:p>24.6443</text:p>
          </table:table-cell>
          <table:table-cell office:value-type="float" office:value="0" calcext:value-type="float">
            <text:p>0</text:p>
          </table:table-cell>
          <table:table-cell office:value-type="float" office:value="6.4745" calcext:value-type="float">
            <text:p>6.4745</text:p>
          </table:table-cell>
          <table:table-cell office:value-type="float" office:value="0.7101" calcext:value-type="float">
            <text:p>0.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9468" calcext:value-type="float">
            <text:p>332.946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9026" calcext:value-type="float">
            <text:p>165.9026</text:p>
          </table:table-cell>
          <table:table-cell table:formula="of:=[.J$2]/[.J17]" office:value-type="float" office:value="31.5288319773168" calcext:value-type="float">
            <text:p>31.53</text:p>
          </table:table-cell>
          <table:table-cell office:value-type="float" office:value="1875038816" calcext:value-type="float">
            <text:p>18750388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02043.78" calcext:value-type="float">
            <text:p>11302043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893" calcext:value-type="float">
            <text:p>6.3893</text:p>
          </table:table-cell>
          <table:table-cell office:value-type="float" office:value="56.613" calcext:value-type="float">
            <text:p>56.613</text:p>
          </table:table-cell>
          <table:table-cell office:value-type="float" office:value="0.7397" calcext:value-type="float">
            <text:p>0.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972" calcext:value-type="float">
            <text:p>99.0972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3.7204" calcext:value-type="float">
            <text:p>43.7204</text:p>
          </table:table-cell>
          <table:table-cell office:value-type="float" office:value="13.2702" calcext:value-type="float">
            <text:p>13.2702</text:p>
          </table:table-cell>
          <table:table-cell office:value-type="float" office:value="0" calcext:value-type="float">
            <text:p>0</text:p>
          </table:table-cell>
          <table:table-cell office:value-type="float" office:value="4.1373" calcext:value-type="float">
            <text:p>4.1373</text:p>
          </table:table-cell>
          <table:table-cell office:value-type="float" office:value="0.6978" calcext:value-type="float">
            <text:p>0.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081" calcext:value-type="float">
            <text:p>165.908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.232" calcext:value-type="float">
            <text:p>81.232</text:p>
          </table:table-cell>
          <table:table-cell table:formula="of:=[.J$2]/[.J18]" office:value-type="float" office:value="64.3922986015363" calcext:value-type="float">
            <text:p>64.39</text:p>
          </table:table-cell>
          <table:table-cell office:value-type="float" office:value="1875039282" calcext:value-type="float">
            <text:p>187503928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082512.43" calcext:value-type="float">
            <text:p>23082512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310951" calcext:value-type="float">
            <text:p>31095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9988" calcext:value-type="float">
            <text:p>3.9988</text:p>
          </table:table-cell>
          <table:table-cell office:value-type="float" office:value="24.3997" calcext:value-type="float">
            <text:p>24.3997</text:p>
          </table:table-cell>
          <table:table-cell office:value-type="float" office:value="0.5954" calcext:value-type="float">
            <text:p>0.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29.3011" calcext:value-type="float">
            <text:p>29.3011</text:p>
          </table:table-cell>
          <table:table-cell office:value-type="float" office:value="6.3369" calcext:value-type="float">
            <text:p>6.33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117" calcext:value-type="float">
            <text:p>3.1117</text:p>
          </table:table-cell>
          <table:table-cell office:value-type="float" office:value="1.2138" calcext:value-type="float">
            <text:p>1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352" calcext:value-type="float">
            <text:p>81.235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.5295" calcext:value-type="float">
            <text:p>40.5295</text:p>
          </table:table-cell>
          <table:table-cell table:formula="of:=[.J$2]/[.J19]" office:value-type="float" office:value="129.05945545837" calcext:value-type="float">
            <text:p>129.06</text:p>
          </table:table-cell>
          <table:table-cell office:value-type="float" office:value="1875042135" calcext:value-type="float">
            <text:p>1875042135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6263590.7" calcext:value-type="float">
            <text:p>46263590.7</text:p>
          </table:table-cell>
          <table:table-cell office:value-type="float" office:value="75321" calcext:value-type="float">
            <text:p>75321</text:p>
          </table:table-cell>
          <table:table-cell office:value-type="float" office:value="83985" calcext:value-type="float">
            <text:p>83985</text:p>
          </table:table-cell>
          <table:table-cell office:value-type="float" office:value="193767" calcext:value-type="float">
            <text:p>19376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3007" calcext:value-type="float">
            <text:p>3.3007</text:p>
          </table:table-cell>
          <table:table-cell office:value-type="float" office:value="10.2385" calcext:value-type="float">
            <text:p>10.2385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56" calcext:value-type="float">
            <text:p>20.39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18.4521" calcext:value-type="float">
            <text:p>18.452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6131" calcext:value-type="float">
            <text:p>2.6131</text:p>
          </table:table-cell>
          <table:table-cell office:value-type="float" office:value="1.3711" calcext:value-type="float">
            <text:p>1.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31" calcext:value-type="float">
            <text:p>40.53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.4306" calcext:value-type="float">
            <text:p>21.4306</text:p>
          </table:table-cell>
          <table:table-cell table:formula="of:=[.J$2]/[.J20]" office:value-type="float" office:value="244.076936716657" calcext:value-type="float">
            <text:p>244.08</text:p>
          </table:table-cell>
          <table:table-cell office:value-type="float" office:value="1875060082" calcext:value-type="float">
            <text:p>1875060082</text:p>
          </table:table-cell>
          <table:table-cell office:value-type="float" office:value="0" calcext:value-type="float">
            <text:p>0</text:p>
          </table:table-cell>
          <table:table-cell office:value-type="float" office:value="21363" calcext:value-type="float">
            <text:p>213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14422" calcext:value-type="float">
            <text:p>14422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7493393.52" calcext:value-type="float">
            <text:p>87493393.52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135175" calcext:value-type="float">
            <text:p>13517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4689" calcext:value-type="float">
            <text:p>20.4689</text:p>
          </table:table-cell>
          <table:table-cell office:value-type="float" office:value="4.3255" calcext:value-type="float">
            <text:p>4.3255</text:p>
          </table:table-cell>
          <table:table-cell office:value-type="float" office:value="0.3468" calcext:value-type="float">
            <text:p>0.3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18" calcext:value-type="float">
            <text:p>9.361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12.6262" calcext:value-type="float">
            <text:p>12.6262</text:p>
          </table:table-cell>
          <table:table-cell office:value-type="float" office:value="1.2596" calcext:value-type="float">
            <text:p>1.25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5539" calcext:value-type="float">
            <text:p>2.5539</text:p>
          </table:table-cell>
          <table:table-cell office:value-type="float" office:value="1.2136" calcext:value-type="float">
            <text:p>1.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16" calcext:value-type="float">
            <text:p>21.431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2529" calcext:value-type="float">
            <text:p>225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.9817" calcext:value-type="float">
            <text:p>13.9817</text:p>
          </table:table-cell>
          <table:table-cell table:formula="of:=[.J$2]/[.J21]" office:value-type="float" office:value="374.111531501892" calcext:value-type="float">
            <text:p>374.11</text:p>
          </table:table-cell>
          <table:table-cell office:value-type="float" office:value="1875207872" calcext:value-type="float">
            <text:p>1875207872</text:p>
          </table:table-cell>
          <table:table-cell office:value-type="float" office:value="0" calcext:value-type="float">
            <text:p>0</text:p>
          </table:table-cell>
          <table:table-cell office:value-type="float" office:value="169153" calcext:value-type="float">
            <text:p>169153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2" office:value-type="float" office:value="115669" calcext:value-type="float">
            <text:p>115669</text:p>
          </table:table-cell>
          <table:table-cell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4107094" calcext:value-type="float">
            <text:p>134107094</text:p>
          </table:table-cell>
          <table:table-cell office:value-type="float" office:value="75321" calcext:value-type="float">
            <text:p>75321</text:p>
          </table:table-cell>
          <table:table-cell office:value-type="float" office:value="22545" calcext:value-type="float">
            <text:p>22545</text:p>
          </table:table-cell>
          <table:table-cell office:value-type="float" office:value="105879" calcext:value-type="float">
            <text:p>105879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3367" calcext:value-type="float">
            <text:p>8.3367</text:p>
          </table:table-cell>
          <table:table-cell office:value-type="float" office:value="1.9193" calcext:value-type="float">
            <text:p>1.9193</text:p>
          </table:table-cell>
          <table:table-cell office:value-type="float" office:value="0.2705" calcext:value-type="float">
            <text:p>0.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98" calcext:value-type="float">
            <text:p>4.72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0.3449" calcext:value-type="float">
            <text:p>10.344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3.1138" calcext:value-type="float">
            <text:p>3.1138</text:p>
          </table:table-cell>
          <table:table-cell office:value-type="float" office:value="1.302" calcext:value-type="float">
            <text:p>1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826" calcext:value-type="float">
            <text:p>13.982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289" calcext:value-type="float">
            <text:p>122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.8735" calcext:value-type="float">
            <text:p>16.8735</text:p>
          </table:table-cell>
          <table:table-cell table:formula="of:=[.J$2]/[.J22]" office:value-type="float" office:value="309.995863336" calcext:value-type="float">
            <text:p>310.00</text:p>
          </table:table-cell>
          <table:table-cell office:value-type="float" office:value="1876613232" calcext:value-type="float">
            <text:p>1876613232</text:p>
          </table:table-cell>
          <table:table-cell office:value-type="float" office:value="0" calcext:value-type="float">
            <text:p>0</text:p>
          </table:table-cell>
          <table:table-cell office:value-type="float" office:value="1574513" calcext:value-type="float">
            <text:p>1574513</text:p>
          </table:table-cell>
          <table:table-cell office:value-type="float" office:value="0" calcext:value-type="float">
            <text:p>0</text:p>
          </table:table-cell>
          <table:table-cell office:value-type="float" office:value="99.92" calcext:value-type="float">
            <text:p>9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2" office:value-type="float" office:value="1061171" calcext:value-type="float">
            <text:p>1061171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122980.26" calcext:value-type="float">
            <text:p>111122980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305" calcext:value-type="float">
            <text:p>12305</text:p>
          </table:table-cell>
          <table:table-cell office:value-type="float" office:value="91231" calcext:value-type="float">
            <text:p>91231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.0294" calcext:value-type="float">
            <text:p>1.0294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57" calcext:value-type="float">
            <text:p>3.195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" calcext:value-type="float">
            <text:p>0</text:p>
          </table:table-cell>
          <table:table-cell office:value-type="float" office:value="15.5463" calcext:value-type="float">
            <text:p>15.5463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0062" calcext:value-type="float">
            <text:p>0.0062</text:p>
          </table:table-cell>
          <table:table-cell office:value-type="float" office:value="5.8856" calcext:value-type="float">
            <text:p>5.8856</text:p>
          </table:table-cell>
          <table:table-cell office:value-type="float" office:value="1.5841" calcext:value-type="float">
            <text:p>1.5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743" calcext:value-type="float">
            <text:p>16.8743</text:p>
          </table:table-cell>
        </table:table-row>
      </table:table>
      <table:named-expressions/>
      <table:database-ranges>
        <table:database-range table:name="__Anonymous_Sheet_DB__0" table:target-range-address="ross.A1:ross.BE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9T12:13:02.699109030</dc:date>
    <dc:creator>Elkin Cruz</dc:creator>
    <meta:editing-duration>PT24M8S</meta:editing-duration>
    <meta:editing-cycles>1</meta:editing-cycles>
    <meta:document-statistic meta:table-count="1" meta:cell-count="1251" meta:object-count="0"/>
    <meta:generator>LibreOffice/7.4.1.2$Linux_X86_64 LibreOffice_project/40$Build-2</meta:generator>
  </office:meta>
</office:document-meta>
</file>